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Instruction.getStartInstru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Instruction.EndInstruction( Locator locator , Instruction startInstru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